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idroponica.it/come-costruire-sistema-idroponico-dwc-fai-da-te-diy_726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10T16:25:36.307000000</dc:date>
    <meta:editing-duration>PT3M15S</meta:editing-duration>
    <meta:editing-cycles>1</meta:editing-cycles>
    <meta:document-statistic meta:table-count="0" meta:image-count="0" meta:object-count="0" meta:page-count="1" meta:paragraph-count="1" meta:word-count="1" meta:character-count="86" meta:non-whitespace-character-count="86"/>
  </office:meta>
</office:document-meta>
</file>